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_20_5">
      <style:paragraph-properties fo:text-align="center" style:justify-single-word="false"/>
      <style:text-properties fo:font-size="20pt" fo:language="en" fo:country="US" fo:font-weight="normal" officeooo:paragraph-rsid="00170313" style:font-size-asian="20pt" style:font-weight-asian="normal" style:font-size-complex="20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language="en" fo:country="US" fo:font-weight="normal" officeooo:paragraph-rsid="00170313" style:font-weight-asian="normal" style:font-weight-complex="normal"/>
    </style:style>
    <style:style style:name="P3" style:family="paragraph" style:parent-style-name="Text_20_body" style:list-style-name="L1">
      <style:paragraph-properties fo:text-align="start" style:justify-single-word="false"/>
      <style:text-properties fo:language="en" fo:country="US" fo:font-weight="normal" officeooo:paragraph-rsid="00170313" style:font-weight-asian="normal" style:font-weight-complex="normal"/>
    </style:style>
    <style:style style:name="P4" style:family="paragraph" style:parent-style-name="Text_20_body" style:list-style-name="L1">
      <style:paragraph-properties fo:text-align="start" style:justify-single-word="false"/>
      <style:text-properties officeooo:paragraph-rsid="00170313"/>
    </style:style>
    <style:style style:name="T1" style:family="text">
      <style:text-properties fo:language="en" fo:country="US" fo:font-weight="normal" style:font-weight-asian="normal" style:font-weight-complex="normal"/>
    </style:style>
    <style:style style:name="T2" style:family="text">
      <style:text-properties fo:language="en" fo:country="US" fo:font-weight="normal" officeooo:rsid="00311512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5" text:is-list-header="true">Food &amp; Drink.</text:h>
      <text:p text:style-name="P2"/>
      <text:section text:style-name="Sect1" text:name="Section1">
        <text:list xml:id="list858436380" text:style-name="L1">
          <text:list-item>
            <text:p text:style-name="P3">barbecue .</text:p>
          </text:list-item>
          <text:list-item>
            <text:p text:style-name="P3">beef. </text:p>
          </text:list-item>
          <text:list-item>
            <text:p text:style-name="P3">beer. </text:p>
          </text:list-item>
          <text:list-item>
            <text:p text:style-name="P3">boiled egg.</text:p>
          </text:list-item>
          <text:list-item>
            <text:p text:style-name="P3">bread.</text:p>
          </text:list-item>
          <text:list-item>
            <text:p text:style-name="P4"><text:span text:style-name="T2">b</text:span><text:span text:style-name="T1">read rolls.</text:span></text:p>
          </text:list-item>
          <text:list-item>
            <text:p text:style-name="P3">corn flour.</text:p>
          </text:list-item>
          <text:list-item>
            <text:p text:style-name="P3">butter.</text:p>
          </text:list-item>
          <text:list-item>
            <text:p text:style-name="P3">cake.</text:p>
          </text:list-item>
          <text:list-item>
            <text:p text:style-name="P3">cheese.</text:p>
          </text:list-item>
          <text:list-item>
            <text:p text:style-name="P3">chicken.</text:p>
          </text:list-item>
          <text:list-item>
            <text:p text:style-name="P3">coffee.</text:p>
          </text:list-item>
          <text:list-item>
            <text:p text:style-name="P3">fish.</text:p>
          </text:list-item>
          <text:list-item>
            <text:p text:style-name="P3">flour. </text:p>
          </text:list-item>
          <text:list-item>
            <text:p text:style-name="P3">fried egg.</text:p>
          </text:list-item>
          <text:list-item>
            <text:p text:style-name="P3">fries.</text:p>
          </text:list-item>
          <text:list-item>
            <text:p text:style-name="P3">fruit juice.</text:p>
          </text:list-item>
          <text:list-item>
            <text:p text:style-name="P3">ham.</text:p>
          </text:list-item>
          <text:list-item>
            <text:p text:style-name="P3">hamburger.</text:p>
          </text:list-item>
          <text:list-item>
            <text:p text:style-name="P3">honey.</text:p>
          </text:list-item>
          <text:list-item>
            <text:p text:style-name="P3">ketchup.</text:p>
          </text:list-item>
          <text:list-item>
            <text:p text:style-name="P3">lasagna.</text:p>
          </text:list-item>
          <text:list-item>
            <text:p text:style-name="P3">lemonade.</text:p>
          </text:list-item>
          <text:list-item>
            <text:p text:style-name="P3">margarine.</text:p>
          </text:list-item>
          <text:list-item>
            <text:p text:style-name="P3">mashed potatoes.</text:p>
          </text:list-item>
          <text:list-item>
            <text:p text:style-name="P3">mayonnaise.</text:p>
          </text:list-item>
          <text:list-item>
            <text:p text:style-name="P3">meatball.</text:p>
          </text:list-item>
          <text:list-item>
            <text:p text:style-name="P3">meat.</text:p>
          </text:list-item>
          <text:list-item>
            <text:p text:style-name="P3">milk.</text:p>
          </text:list-item>
          <text:list-item>
            <text:p text:style-name="P3">pancake.</text:p>
          </text:list-item>
          <text:list-item>
            <text:p text:style-name="P3">pasta.</text:p>
          </text:list-item>
          <text:list-item>
            <text:p text:style-name="P3">pie.</text:p>
          </text:list-item>
          <text:list-item>
            <text:p text:style-name="P3">pizza.</text:p>
          </text:list-item>
          <text:list-item>
            <text:p text:style-name="P3">potato.</text:p>
          </text:list-item>
          <text:list-item>
            <text:p text:style-name="P3">pudding. </text:p>
          </text:list-item>
          <text:list-item>
            <text:p text:style-name="P3">rice and beans.</text:p>
          </text:list-item>
          <text:list-item>
            <text:p text:style-name="P3">salad.</text:p>
          </text:list-item>
          <text:list-item>
            <text:p text:style-name="P3">sandwich.</text:p>
          </text:list-item>
          <text:list-item>
            <text:p text:style-name="P3">Sausage.</text:p>
          </text:list-item>
          <text:list-item>
            <text:p text:style-name="P3">scrambled eggs.</text:p>
          </text:list-item>
          <text:list-item>
            <text:p text:style-name="P3">seafood.</text:p>
          </text:list-item>
          <text:list-item>
            <text:p text:style-name="P3">soda</text:p>
          </text:list-item>
          <text:list-item>
            <text:p text:style-name="P3">soft drink.</text:p>
          </text:list-item>
          <text:list-item>
            <text:p text:style-name="P3">soup.</text:p>
          </text:list-item>
          <text:list-item>
            <text:p text:style-name="P3">spaghetti.</text:p>
          </text:list-item>
          <text:list-item>
            <text:p text:style-name="P3">spice. </text:p>
          </text:list-item>
          <text:list-item>
            <text:p text:style-name="P3">steak.</text:p>
          </text:list-item>
          <text:list-item>
            <text:p text:style-name="P3">stroganoff.</text:p>
          </text:list-item>
          <text:list-item>
            <text:p text:style-name="P3">sugar. </text:p>
          </text:list-item>
          <text:list-item>
            <text:p text:style-name="P3">tea.</text:p>
          </text:list-item>
          <text:list-item>
            <text:p text:style-name="P3">toast.</text:p>
          </text:list-item>
          <text:list-item>
            <text:p text:style-name="P3">tooth pick.</text:p>
          </text:list-item>
          <text:list-item>
            <text:p text:style-name="P3">vegetables.</text:p>
          </text:list-item>
          <text:list-item>
            <text:p text:style-name="P3">water.</text:p>
          </text:list-item>
          <text:list-item>
            <text:p text:style-name="P3">wine.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1-08T08:01:59.650000000</dc:date>
    <dc:creator>E G</dc:creator>
    <meta:editing-duration>PT3H56M20S</meta:editing-duration>
    <meta:editing-cycles>25</meta:editing-cycles>
    <meta:generator>LibreOffice/7.3.4.2$Windows_X86_64 LibreOffice_project/728fec16bd5f605073805c3c9e7c4212a0120dc5</meta:generator>
    <meta:printed-by>E G</meta:printed-by>
    <meta:print-date>2022-10-27T15:04:38.596000000</meta:print-date>
    <meta:document-statistic meta:table-count="0" meta:image-count="0" meta:object-count="0" meta:page-count="1" meta:paragraph-count="56" meta:word-count="125" meta:character-count="611" meta:non-whitespace-character-count="591"/>
  </office:meta>
</office:document-meta>
</file>